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IMA GONZALES ALDEMI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INTADO FERNANDEZ, MANUEL JESUS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057403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NIMA GONZALES, ALDEMIR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206986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.51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192.5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92.5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CRIOLLOS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6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4T23:30:5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